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6.0291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 style:data-style-name="N5037"/>
    <style:style style:name="ce3" style:family="table-cell" style:parent-style-name="Default" style:data-style-name="N5130">
      <style:table-cell-properties style:rotation-align="none"/>
    </style:style>
    <style:style style:name="ce4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2">
          <table:table-cell office:value-type="string">
            <text:p>setting up bitbucket, trello, time tracking, and work log</text:p>
          </table:table-cell>
          <table:table-cell table:style-name="ce2" office:value-type="date" office:date-value="2014-04-07">
            <text:p>04/07/14</text:p>
          </table:table-cell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1">
          <table:table-cell office:value-type="string">
            <text:p>finishing setting up Trello</text:p>
          </table:table-cell>
          <table:table-cell/>
          <table:table-cell table:style-name="ce3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3" office:value-type="string">
            <text:p>06:24-7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4" office:value-type="time" office:time-value="-PT07H40M00S">
            <text:p>-07:40:00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07T19:44:10</dc:date>
    <meta:generator>LibreOffice/3.5$Linux_X86_64 LibreOffice_project/350m1$Build-2</meta:generator>
    <meta:document-statistic meta:table-count="1" meta:cell-count="1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